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onaco" svg:font-family="Monaco,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Noto Mono" svg:font-family="'Noto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text-properties officeooo:rsid="0015061d" officeooo:paragraph-rsid="0015061d"/>
    </style:style>
    <style:style style:name="P2" style:family="paragraph" style:parent-style-name="Heading_20_1">
      <style:text-properties fo:language="ro" fo:country="RO" officeooo:rsid="0015ad8c" officeooo:paragraph-rsid="0015ad8c"/>
    </style:style>
    <style:style style:name="P3" style:family="paragraph" style:parent-style-name="Heading_20_1">
      <style:text-properties fo:language="ro" fo:country="RO" officeooo:rsid="001c202b" officeooo:paragraph-rsid="001c202b"/>
    </style:style>
    <style:style style:name="P4" style:family="paragraph" style:parent-style-name="Heading_20_2">
      <style:text-properties fo:language="ro" fo:country="RO" officeooo:rsid="0019335f" officeooo:paragraph-rsid="001aa9d8"/>
    </style:style>
    <style:style style:name="P5" style:family="paragraph" style:parent-style-name="Standard">
      <style:text-properties officeooo:rsid="0015061d" officeooo:paragraph-rsid="0015061d"/>
    </style:style>
    <style:style style:name="P6" style:family="paragraph" style:parent-style-name="Text_20_body">
      <style:text-properties officeooo:rsid="0015061d" officeooo:paragraph-rsid="0015061d"/>
    </style:style>
    <style:style style:name="P7" style:family="paragraph" style:parent-style-name="Text_20_body">
      <style:text-properties officeooo:paragraph-rsid="0015061d"/>
    </style:style>
    <style:style style:name="P8" style:family="paragraph" style:parent-style-name="Text_20_body" style:list-style-name="L1">
      <style:text-properties officeooo:paragraph-rsid="0015061d"/>
    </style:style>
    <style:style style:name="P9" style:family="paragraph" style:parent-style-name="Text_20_body" style:list-style-name="L1">
      <style:text-properties fo:language="ro" fo:country="RO" officeooo:rsid="0015061d" officeooo:paragraph-rsid="0015061d"/>
    </style:style>
    <style:style style:name="P10" style:family="paragraph" style:parent-style-name="Text_20_body" style:list-style-name="L2">
      <style:text-properties officeooo:paragraph-rsid="0015061d"/>
    </style:style>
    <style:style style:name="P11" style:family="paragraph" style:parent-style-name="Text_20_body">
      <style:text-properties officeooo:paragraph-rsid="0015ad8c"/>
    </style:style>
    <style:style style:name="P12" style:family="paragraph" style:parent-style-name="Text_20_body">
      <style:text-properties style:font-name="Noto Mono" fo:font-size="10pt" officeooo:rsid="0015ad8c" officeooo:paragraph-rsid="001781ff" style:font-size-asian="10pt" style:font-size-complex="10pt"/>
    </style:style>
    <style:style style:name="P13" style:family="paragraph" style:parent-style-name="Text_20_body">
      <style:text-properties style:font-name="Noto Mono" fo:font-size="10pt" officeooo:paragraph-rsid="0019335f" style:font-size-asian="10pt" style:font-size-complex="10pt"/>
    </style:style>
    <style:style style:name="P14" style:family="paragraph" style:parent-style-name="Text_20_body">
      <style:text-properties style:font-name="Noto Mono" fo:font-size="10pt" fo:font-weight="bold" style:font-size-asian="10pt" style:font-weight-asian="bold" style:font-size-complex="10pt" style:font-weight-complex="bold"/>
    </style:style>
    <style:style style:name="P15" style:family="paragraph" style:parent-style-name="Text_20_body">
      <style:text-properties style:font-name="Noto Mono" fo:font-size="10pt" fo:font-weight="bold" officeooo:rsid="001aa9d8" officeooo:paragraph-rsid="001aa9d8" style:font-size-asian="10pt" style:font-weight-asian="bold" style:font-size-complex="10pt" style:font-weight-complex="bold"/>
    </style:style>
    <style:style style:name="P16" style:family="paragraph" style:parent-style-name="Text_20_body">
      <style:text-properties style:font-name="Noto Mono" fo:font-size="10pt" fo:font-weight="bold" officeooo:paragraph-rsid="001aa9d8" style:font-size-asian="10pt" style:font-weight-asian="bold" style:font-size-complex="10pt" style:font-weight-complex="bold"/>
    </style:style>
    <style:style style:name="P17" style:family="paragraph" style:parent-style-name="Text_20_body">
      <style:text-properties fo:font-size="10pt" officeooo:paragraph-rsid="001781ff" style:font-size-asian="10pt" style:font-size-complex="10pt"/>
    </style:style>
    <style:style style:name="P18" style:family="paragraph" style:parent-style-name="Text_20_body">
      <style:text-properties style:font-name="Liberation Serif" fo:font-size="12pt" fo:language="ro" fo:country="RO" officeooo:rsid="001781ff" officeooo:paragraph-rsid="001781ff" style:font-size-asian="12pt" style:font-size-complex="12pt"/>
    </style:style>
    <style:style style:name="P19" style:family="paragraph" style:parent-style-name="Text_20_body">
      <style:text-properties style:font-name="Liberation Serif" fo:font-size="12pt" officeooo:rsid="00191565" officeooo:paragraph-rsid="00191565" style:font-size-asian="12pt" style:font-size-complex="12pt"/>
    </style:style>
    <style:style style:name="P20" style:family="paragraph" style:parent-style-name="Text_20_body">
      <style:text-properties officeooo:paragraph-rsid="00191565"/>
    </style:style>
    <style:style style:name="P21" style:family="paragraph" style:parent-style-name="Text_20_body">
      <style:text-properties officeooo:rsid="001aa9d8" officeooo:paragraph-rsid="001aa9d8"/>
    </style:style>
    <style:style style:name="P22" style:family="paragraph" style:parent-style-name="Text_20_body">
      <style:text-properties officeooo:paragraph-rsid="001aa9d8"/>
    </style:style>
    <style:style style:name="P23" style:family="paragraph" style:parent-style-name="Text_20_body">
      <style:text-properties officeooo:rsid="001c202b" officeooo:paragraph-rsid="001c202b"/>
    </style:style>
    <style:style style:name="P24" style:family="paragraph" style:parent-style-name="Text_20_body" style:list-style-name="L3">
      <style:text-properties officeooo:rsid="001c202b" officeooo:paragraph-rsid="001c202b"/>
    </style:style>
    <style:style style:name="P25" style:family="paragraph" style:parent-style-name="Title">
      <style:text-properties officeooo:rsid="0015061d" officeooo:paragraph-rsid="0015061d"/>
    </style:style>
    <style:style style:name="T1" style:family="text">
      <style:text-properties officeooo:rsid="0015061d"/>
    </style:style>
    <style:style style:name="T2" style:family="text">
      <style:text-properties fo:language="ro" fo:country="RO"/>
    </style:style>
    <style:style style:name="T3" style:family="text">
      <style:text-properties fo:language="ro" fo:country="RO" officeooo:rsid="0015061d"/>
    </style:style>
    <style:style style:name="T4" style:family="text">
      <style:text-properties fo:language="ro" fo:country="RO" fo:font-weight="bold" style:font-weight-asian="bold" style:font-weight-complex="bold"/>
    </style:style>
    <style:style style:name="T5" style:family="text">
      <style:text-properties fo:language="ro" fo:country="RO" fo:font-weight="bold" officeooo:rsid="0015061d" style:font-weight-asian="bold" style:font-weight-complex="bold"/>
    </style:style>
    <style:style style:name="T6" style:family="text">
      <style:text-properties fo:language="ro" fo:country="RO" fo:font-weight="bold" officeooo:rsid="0015ad8c" style:font-weight-asian="bold" style:font-weight-complex="bold"/>
    </style:style>
    <style:style style:name="T7" style:family="text">
      <style:text-properties fo:language="ro" fo:country="RO" fo:font-weight="bold" officeooo:rsid="001aa9d8" style:font-weight-asian="bold" style:font-weight-complex="bold"/>
    </style:style>
    <style:style style:name="T8" style:family="text">
      <style:text-properties fo:language="ro" fo:country="RO" fo:font-weight="normal" officeooo:rsid="0015061d" style:font-weight-asian="normal" style:font-weight-complex="normal"/>
    </style:style>
    <style:style style:name="T9" style:family="text">
      <style:text-properties fo:language="ro" fo:country="RO" fo:font-weight="normal" officeooo:rsid="0015ad8c" style:font-weight-asian="normal" style:font-weight-complex="normal"/>
    </style:style>
    <style:style style:name="T10" style:family="text">
      <style:text-properties fo:language="ro" fo:country="RO" fo:font-weight="normal" officeooo:rsid="001aa9d8" style:font-weight-asian="normal" style:font-weight-complex="normal"/>
    </style:style>
    <style:style style:name="T11" style:family="text">
      <style:text-properties fo:language="ro" fo:country="RO" officeooo:rsid="0015ad8c"/>
    </style:style>
    <style:style style:name="T12" style:family="text">
      <style:text-properties fo:language="ro" fo:country="RO" officeooo:rsid="001781ff"/>
    </style:style>
    <style:style style:name="T13" style:family="text">
      <style:text-properties fo:language="ro" fo:country="RO" officeooo:rsid="001aa9d8"/>
    </style:style>
    <style:style style:name="T14" style:family="text">
      <style:text-properties fo:font-weight="bold" style:font-weight-asian="bold" style:font-weight-complex="bold"/>
    </style:style>
    <style:style style:name="T15" style:family="text">
      <style:text-properties fo:font-weight="bold" officeooo:rsid="0015061d" style:font-weight-asian="bold" style:font-weight-complex="bold"/>
    </style:style>
    <style:style style:name="T16" style:family="text">
      <style:text-properties style:font-name="Noto Mono"/>
    </style:style>
    <style:style style:name="T17" style:family="text">
      <style:text-properties style:font-name="Noto Mono" fo:font-size="10pt" style:font-size-asian="10pt" style:font-size-complex="10pt"/>
    </style:style>
    <style:style style:name="T18" style:family="text">
      <style:text-properties style:font-name="Noto Mono" fo:font-size="10pt" fo:language="ro" fo:country="RO" officeooo:rsid="001781ff" style:font-size-asian="10pt" style:font-size-complex="10pt"/>
    </style:style>
    <style:style style:name="T19" style:family="text">
      <style:text-properties style:font-name="Noto Mono" fo:language="ro" fo:country="RO" officeooo:rsid="001781ff"/>
    </style:style>
    <style:style style:name="T20" style:family="text">
      <style:text-properties style:font-name="Liberation Serif" fo:font-size="12pt" fo:language="ro" fo:country="RO" officeooo:rsid="001781ff" style:font-size-asian="12pt" style:font-size-complex="12pt"/>
    </style:style>
    <style:style style:name="T21" style:family="text">
      <style:text-properties style:font-name="Liberation Serif" fo:font-size="12pt" fo:language="ro" fo:country="RO" officeooo:rsid="00191565" style:font-size-asian="12pt" style:font-size-complex="12pt"/>
    </style:style>
    <style:style style:name="T22" style:family="text">
      <style:text-properties style:font-name="Liberation Serif" fo:font-size="12pt" fo:language="ro" fo:country="RO" fo:font-weight="bold" officeooo:rsid="00191565" style:font-size-asian="12pt" style:font-weight-asian="bold" style:font-size-complex="12pt" style:font-weight-complex="bold"/>
    </style:style>
    <style:style style:name="T23" style:family="text">
      <style:text-properties style:font-name="Liberation Serif" fo:font-size="12pt" fo:language="ro" fo:country="RO" fo:font-weight="bold" officeooo:rsid="001781ff" style:font-size-asian="12pt" style:font-weight-asian="bold" style:font-size-complex="12pt" style:font-weight-complex="bold"/>
    </style:style>
    <style:style style:name="T24" style:family="text">
      <style:text-properties officeooo:rsid="001aa9d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eicoschi V. Gabriel</text:p>
      <text:p text:style-name="P5">George Erevanescu</text:p>
      <text:p text:style-name="P5">Grupa 244, SDI</text:p>
      <text:p text:style-name="P5"/>
      <text:p text:style-name="P5"/>
      <text:p text:style-name="P25">Magazin Online</text:p>
      <text:p text:style-name="P6"/>
      <text:h text:style-name="P1" text:outline-level="1">Introducere</text:h>
      <text:p text:style-name="P7">Tema aleasă presupune implementarea unei soluții pentru un <text:span text:style-name="T14">magazin online</text:span> folosind <text:span text:style-name="T15">Spring/Struts</text:span><text:span text:style-name="T1"> </text:span><text:span text:style-name="T3">și </text:span><text:span text:style-name="T5">Hibernate. </text:span><text:span text:style-name="T3">Soluția iși propune sa atingă câteva obiective principale din strategia de bussiness a unui magazin online, astfel:</text:span></text:p>
      <text:list xml:id="list2469996439" text:style-name="L2">
        <text:list-item>
          <text:p text:style-name="P10"><text:span text:style-name="T3">Crearea unui cont de utilizator, logarea în aplicatie</text:span></text:p>
        </text:list-item>
      </text:list>
      <text:list xml:id="list1598560688" text:style-name="L1">
        <text:list-item>
          <text:p text:style-name="P9">Vizualizarea, sortarea și filtrarea produselor după diferiți parametrii</text:p>
        </text:list-item>
        <text:list-item>
          <text:p text:style-name="P9">Adaugarea de produse în cosul de cumpărături, specificarea cantitatii, stergerea produselor din cos, etc.</text:p>
        </text:list-item>
        <text:list-item>
          <text:p text:style-name="P8"><text:span text:style-name="T3">Finalizarea comnezii prin completarea unui formular, anularea comnezii și intoarcerea la ecranul principal</text:span></text:p>
        </text:list-item>
      </text:list>
      <text:p text:style-name="P7"><text:span text:style-name="T3">Ne propunem sa implementam aceasta soluție folosind </text:span><text:span text:style-name="T5">Spring</text:span><text:span text:style-name="T3"> pentru a crea un </text:span><text:span text:style-name="T5">API REST, Hibernate </text:span><text:span text:style-name="T8">pentru</text:span><text:span text:style-name="T5"> ORM</text:span><text:span text:style-name="T3">, iar </text:span><text:span text:style-name="T5">MySQL</text:span><text:span text:style-name="T3"> ca modalitate principala de stocare a datelor. De asemenea, pentru partea de VIEW a modelului </text:span><text:span text:style-name="T5">MVC</text:span><text:span text:style-name="T3">, ne propunem sa folosim </text:span><text:span text:style-name="T5">React</text:span><text:span text:style-name="T6">.</text:span></text:p>
      <text:p text:style-name="P11"><text:span text:style-name="T6">API-ul </text:span><text:span text:style-name="T9">va fi deployed într-un container </text:span><text:span text:style-name="T6">Tomcat, </text:span><text:span text:style-name="T9">iar componenta de React va fi servita drept continut static din același context sau dintr-un context extern.</text:span></text:p>
      <text:h text:style-name="P2" text:outline-level="1">Arhitectura</text:h>
      <text:h text:style-name="Heading_20_3" text:outline-level="3">Clase și UML</text:h>
      <text:p text:style-name="P11"><text:span text:style-name="T11">Arhitectura aplicație cuprinde mai m</text:span><text:span text:style-name="T12">ulte entitati care vor mapa tablele MySQL, iar cele mai importante sunt:</text:span></text:p>
      <text:p text:style-name="P11"><text:span text:style-name="T17">public class </text:span><text:span text:style-name="T18">Product</text:span><text:span text:style-name="T17"> {</text:span></text:p>
      <text:p text:style-name="P11"><text:span text:style-name="T17"><text:tab/>private </text:span><text:span text:style-name="T18">String</text:span><text:span text:style-name="T17"> id;</text:span></text:p>
      <text:p text:style-name="P11"><text:span text:style-name="T17"><text:tab/>private </text:span><text:span text:style-name="T18">String</text:span><text:span text:style-name="T17"> name;</text:span></text:p>
      <text:p text:style-name="P11"><text:span text:style-name="T17"><text:tab/>private String </text:span><text:span text:style-name="T18">category</text:span><text:span text:style-name="T17">;</text:span></text:p>
      <text:p text:style-name="P11"><text:span text:style-name="T17"><text:tab/>private </text:span><text:span text:style-name="T18">String supplier</text:span><text:span text:style-name="T17">;</text:span></text:p>
      <text:p text:style-name="P13">}</text:p>
      <text:p text:style-name="P13"><text:soft-page-break/><text:span text:style-name="T20">Clasa product este responsabila de table Products din baza de date. Aceasta clasa este subordonata de </text:span><text:span text:style-name="T23">LineItem</text:span><text:span text:style-name="T20"> care reprezintă oferta pentru un produs anume, astfel de aici se controleaza prețul și cantitatea unui produs anume.</text:span></text:p>
      <text:p text:style-name="P18"/>
      <text:p text:style-name="P17"><text:span text:style-name="T16">public class </text:span><text:span text:style-name="T19">Account</text:span><text:span text:style-name="T16"> {</text:span></text:p>
      <text:p text:style-name="P17"><text:span text:style-name="T16"><text:tab/>private </text:span><text:span text:style-name="T19">String</text:span><text:span text:style-name="T16"> id;</text:span></text:p>
      <text:p text:style-name="P17"><text:span text:style-name="T16"><text:tab/>private </text:span><text:span text:style-name="T19">address</text:span><text:span text:style-name="T16"> </text:span><text:span text:style-name="T19">Address</text:span><text:span text:style-name="T16">;</text:span></text:p>
      <text:p text:style-name="P17"><text:span text:style-name="T16"><text:tab/>private </text:span><text:span text:style-name="T19">is_closed</text:span><text:span text:style-name="T16"> </text:span><text:span text:style-name="T19">Boolean</text:span><text:span text:style-name="T16">;</text:span></text:p>
      <text:p text:style-name="P12"><text:span text:style-name="T2">}</text:span></text:p>
      <text:p text:style-name="P20"><text:span text:style-name="T20">Clasa A</text:span><text:span text:style-name="T21">ccount </text:span><text:span text:style-name="T20"><text:s/></text:span><text:span text:style-name="T21">mapeaza elementele din tabela </text:span><text:span text:style-name="T22">Accounts</text:span><text:span text:style-name="T21"> și este în relație de 1-1 cu clasa </text:span><text:span text:style-name="T22">Customer</text:span><text:span text:style-name="T21">. Astfel prin intermediul acestora se gestioneaza accesul unui utiliator la magazin, adresele de livrare și comenzile active de pe acel cont de utilizator.</text:span></text:p>
      <text:p text:style-name="P20"><text:span text:style-name="T21"/></text:p>
      <text:p text:style-name="P17"><text:span text:style-name="T16">public class </text:span><text:span text:style-name="T19">Order</text:span><text:span text:style-name="T16"> {</text:span></text:p>
      <text:p text:style-name="P17"><text:span text:style-name="T16"><text:tab/>private </text:span><text:span text:style-name="T19">String</text:span><text:span text:style-name="T16"> id;</text:span></text:p>
      <text:p text:style-name="P17"><text:span text:style-name="T16"><text:tab/>private </text:span><text:span text:style-name="T19">ordered</text:span><text:span text:style-name="T16"> </text:span><text:span text:style-name="T19">Date</text:span><text:span text:style-name="T16">;</text:span></text:p>
      <text:p text:style-name="P17"><text:span text:style-name="T16"><text:tab/>private </text:span><text:span text:style-name="T19">shipped</text:span><text:span text:style-name="T16"> </text:span><text:span text:style-name="T19">Date</text:span><text:span text:style-name="T16">;</text:span></text:p>
      <text:p text:style-name="P17"><text:span text:style-name="T16"><text:tab/></text:span><text:span text:style-name="T19">private ship_to Address;</text:span></text:p>
      <text:p text:style-name="P17"><text:span text:style-name="T19"><text:tab/>private total Integer</text:span></text:p>
      <text:p text:style-name="P12"><text:span text:style-name="T2">}</text:span></text:p>
      <text:p text:style-name="P19"><text:span text:style-name="T2">Clasa </text:span><text:span text:style-name="T4">Order</text:span><text:span text:style-name="T2"> reprezintă de fapt o comanda plasata. Astfel, prin aceasta clasa putem spune când,unde și cui trebuie livrat fiecare produs.</text:span></text:p>
      <text:h text:style-name="P4" text:outline-level="2">Endpon<text:span text:style-name="T24">it-uri și Controllere</text:span></text:h>
      <text:p text:style-name="P14">/<text:span text:style-name="T13">products</text:span></text:p>
      <text:p text:style-name="P21"><text:span text:style-name="T2">Acest enpoint este responsabil de operatiile </text:span><text:span text:style-name="T4">CRUD</text:span><text:span text:style-name="T2"> la nivel de Products. De asemenea aici se pot lista produsele după diferiți parametrii de sortare și filtrare. De acest enpoint este responsabil Products.Controller care determina în ce maniera să se interpreteze cererea cleintului.</text:span></text:p>
      <text:p text:style-name="P15"><text:span text:style-name="T2">/login, /register</text:span></text:p>
      <text:p text:style-name="P22"><text:span text:style-name="T13">Aceste enpoint-uri sunt responsabile de autentificarea utilizatorului în aplicație. Aici avem doua controllere care vor gestiona tabela </text:span><text:span text:style-name="T7">Accounts </text:span><text:span text:style-name="T10">în functiile de nevoile clientului.</text:span></text:p>
      <text:p text:style-name="P16"><text:span text:style-name="T13">/order</text:span></text:p>
      <text:p text:style-name="P21"><text:span text:style-name="T11">A</text:span><text:span text:style-name="T2">cest enpoint va primi continutul formularului de comanda și va crea o inregistrare noua în tabela </text:span><text:span text:style-name="T4">Orders</text:span><text:span text:style-name="T2"> cu detaliile comenzii.</text:span></text:p>
      <text:p text:style-name="P21"><text:soft-page-break/><text:span text:style-name="T2"/></text:p>
      <text:p text:style-name="P15"><text:span text:style-name="T2">/cart</text:span></text:p>
      <text:p text:style-name="P21"><text:span text:style-name="T2">Acest enpoint este responsabil de salvarea produselor și a cantitatii acestora în cosul de cumpărături ca care va fi ulterior folosit la finalizarea comnezii.</text:span></text:p>
      <text:h text:style-name="P3" text:outline-level="1">Testare</text:h>
      <text:p text:style-name="P23"><text:span text:style-name="T2">Pentru testare ne propunem sa folosim Unit testing la nivel de API și Jest la nivel de frontend.</text:span></text:p>
      <text:p text:style-name="P23"><text:span text:style-name="T2"/></text:p>
      <text:h text:style-name="P3" text:outline-level="1">Interfata</text:h>
      <text:p text:style-name="P23"><text:span text:style-name="T2">Principalele view-uri ale aplicatiie sunt:</text:span></text:p>
      <text:list xml:id="list1391368439" text:style-name="L3">
        <text:list-item>
          <text:p text:style-name="P24"><text:span text:style-name="T4">Pagina Produse</text:span><text:span text:style-name="T2"> – aici se pot vizualiza produse, se pot sorta după data, preț, nume și se pot filtra după categorie.</text:span></text:p>
        </text:list-item>
        <text:list-item>
          <text:p text:style-name="P24"><text:span text:style-name="T4">Pagina Login/Register</text:span><text:span text:style-name="T2"> <text:s/>– aici utilizatorului ii este permisa intrarea în aplicație</text:span></text:p>
        </text:list-item>
        <text:list-item>
          <text:p text:style-name="P24"><text:span text:style-name="T4">Pagin Cart</text:span><text:span text:style-name="T2"> – aici se poate modifica cantitatea produselor selectate, se pot sterge produse din cart și se poate accesa următorul pas din plasarea comenzii</text:span></text:p>
        </text:list-item>
        <text:list-item>
          <text:p text:style-name="P24"><text:span text:style-name="T4">Pagina Order </text:span><text:span text:style-name="T2">– cuprinde formularul cu datele utilizatorului, adresa, costurile finale ale produselor, iar acesta este ultimul pas din plasarea comnezii</text:span></text:p>
        </text:list-item>
        <text:list-item>
          <text:p text:style-name="P24"><text:span text:style-name="T4">Header</text:span><text:span text:style-name="T2"> – componenta flexibila care cuprinde meniul principal al aplicației, un butonul de login/logout în funcție de starea utilizatorului</text:span></text:p>
        </text:list-item>
      </text:list>
      <text:p text:style-name="P23"><text:span text:style-name="T2"/></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onaco" svg:font-family="Monaco,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Noto Mono" svg:font-family="'Noto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Character_20_style"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Character_20_style"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Character_20_style"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18T10:00:40.740000000</meta:creation-date>
    <dc:date>2019-12-18T11:20:30.252000000</dc:date>
    <meta:editing-duration>PT5M16S</meta:editing-duration>
    <meta:editing-cycles>1</meta:editing-cycles>
    <meta:document-statistic meta:table-count="0" meta:image-count="0" meta:object-count="0" meta:page-count="3" meta:paragraph-count="54" meta:word-count="557" meta:character-count="3738" meta:non-whitespace-character-count="3225"/>
    <meta:generator>LibreOffice/6.3.3.2$Windows_X86_64 LibreOffice_project/a64200df03143b798afd1ec74a12ab50359878ed</meta:generator>
  </office:meta>
</office:document-meta>
</file>